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padding="0.097cm" fo:border="0.05pt solid #000000"/>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padding="0.097cm" fo:border="0.05pt solid #000000"/>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fo:padding="0.097cm" fo:border="0.05pt solid #000000"/>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fo:padding="0.097cm" fo:border="0.05pt solid #000000"/>
    </style:style>
    <style:style style:name="P1" style:family="paragraph" style:parent-style-name="Standard">
      <style:text-properties fo:color="#0066cc" fo:font-size="15pt" style:text-underline-style="solid" style:text-underline-width="auto" style:text-underline-color="font-color" fo:font-weight="bold" officeooo:rsid="0016ba39" officeooo:paragraph-rsid="0016ba39" style:font-size-asian="15pt" style:font-weight-asian="bold" style:font-size-complex="15pt" style:font-weight-complex="bold"/>
    </style:style>
    <style:style style:name="P2" style:family="paragraph" style:parent-style-name="Standard">
      <style:text-properties style:use-window-font-color="true" fo:font-size="12pt" style:text-underline-style="none" fo:font-weight="normal" officeooo:rsid="0016ba39" officeooo:paragraph-rsid="0016ba39" style:font-size-asian="10.5pt" style:font-weight-asian="normal" style:font-size-complex="12pt" style:font-weight-complex="normal"/>
    </style:style>
    <style:style style:name="P3" style:family="paragraph" style:parent-style-name="Standard">
      <style:text-properties style:use-window-font-color="true" fo:font-size="12pt" style:text-underline-style="none" fo:font-weight="normal" officeooo:rsid="0019645e" officeooo:paragraph-rsid="0019645e" style:font-size-asian="10.5pt" style:font-weight-asian="normal" style:font-size-complex="12pt" style:font-weight-complex="normal"/>
    </style:style>
    <style:style style:name="P4" style:family="paragraph" style:parent-style-name="Standard">
      <style:text-properties style:use-window-font-color="true" fo:font-size="12pt" style:text-underline-style="none" fo:font-weight="bold" officeooo:rsid="0016ba39" officeooo:paragraph-rsid="0016ba39" style:font-size-asian="10.5pt" style:font-weight-asian="bold" style:font-size-complex="12pt" style:font-weight-complex="bold"/>
    </style:style>
    <style:style style:name="P5" style:family="paragraph" style:parent-style-name="Standard">
      <style:text-properties style:use-window-font-color="true" fo:font-size="12pt" style:text-underline-style="none" fo:font-weight="bold" officeooo:rsid="0019645e" officeooo:paragraph-rsid="0019645e" style:font-size-asian="10.5pt" style:font-weight-asian="bold" style:font-size-complex="12pt" style:font-weight-complex="bold"/>
    </style:style>
    <style:style style:name="P6" style:family="paragraph" style:parent-style-name="Standard">
      <style:text-properties style:use-window-font-color="true" fo:font-size="13pt" style:text-underline-style="solid" style:text-underline-width="auto" style:text-underline-color="font-color" fo:font-weight="bold" officeooo:rsid="0016ba39" officeooo:paragraph-rsid="0016ba39" style:font-size-asian="13pt" style:font-weight-asian="bold" style:font-size-complex="13pt" style:font-weight-complex="bold"/>
    </style:style>
    <style:style style:name="P7" style:family="paragraph" style:parent-style-name="Table_20_Contents">
      <style:text-properties officeooo:rsid="0016ba39" officeooo:paragraph-rsid="0016ba39"/>
    </style:style>
    <style:style style:name="P8" style:family="paragraph" style:parent-style-name="Table_20_Contents">
      <style:paragraph-properties fo:text-align="end" style:justify-single-word="false"/>
      <style:text-properties officeooo:rsid="0016ba39" officeooo:paragraph-rsid="0016ba39"/>
    </style:style>
    <style:style style:name="P9" style:family="paragraph" style:parent-style-name="Table_20_Contents">
      <style:text-properties fo:color="#009933" fo:font-size="12pt" fo:font-style="italic" officeooo:rsid="0016ba39" officeooo:paragraph-rsid="0016ba39" style:font-size-asian="10.5pt" style:font-style-asian="italic" style:font-size-complex="12pt" style:font-style-complex="italic"/>
    </style:style>
    <style:style style:name="P10" style:family="paragraph" style:parent-style-name="Table_20_Contents">
      <style:text-properties fo:color="#009933" fo:font-size="12pt" fo:font-style="italic" officeooo:rsid="0019645e" officeooo:paragraph-rsid="0019645e" style:font-size-asian="10.5pt" style:font-style-asian="italic" style:font-size-complex="12pt" style:font-style-complex="italic"/>
    </style:style>
    <style:style style:name="P11" style:family="paragraph" style:parent-style-name="Table_20_Contents">
      <style:text-properties fo:color="#009933" fo:font-size="12pt" fo:font-style="italic" fo:font-weight="normal" officeooo:rsid="0016ba39" officeooo:paragraph-rsid="0016ba39" style:font-size-asian="10.5pt" style:font-style-asian="italic" style:font-weight-asian="normal" style:font-size-complex="12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al Técnico</text:p>
      <text:p text:style-name="P1"/>
      <text:p text:style-name="P2">La siguiente aplicación web se comunica a través de un servidor nodeJS, el servidor atiende peticiones a través de sockets y las paginas cliente utilizan un socket client para comunicarse con el servidor. Por el momento dentro del servidor socket se tiene el servidor web, pero por la modularizacion utilizada, la pagina cliente puede estar en un host totalmente diferente, esto quiere decir que en cualquier server que se instale el cliente web, se podra comunicar con nuestro nodeJS.</text:p>
      <text:p text:style-name="P2"/>
      <text:p text:style-name="P6">Los archivos importantes del Server son:</text:p>
      <text:p text:style-name="P2"/>
      <text:p text:style-name="P4">server.js:</text:p>
      <text:p text:style-name="P2"/>
      <text:p text:style-name="P2">Este es el que define el socket server y los enventos a los cuales el servidor estara atento y una vez que reciba enviara el callback a el manejador de base de datos para que cuando este termine de buscar la informacion pueda responderle directamente al cliente, sin que el server pierda tiempo para escuchar otros clientes. El codigo es el siguiente:</text:p>
      <text:p text:style-name="P2"/>
      <table:table table:name="Tabla2" table:style-name="Tabla2">
        <table:table-column table:style-name="Tabla2.A"/>
        <table:table-row>
          <table:table-cell table:style-name="Tabla2.A1" office:value-type="string">
            <text:p text:style-name="P9">var http = require('http');</text:p>
            <text:p text:style-name="P9">var url = require('url');</text:p>
            <text:p text:style-name="P9">var io = require('socket.io');</text:p>
            <text:p text:style-name="P9">var model = require('./model');</text:p>
            <text:p text:style-name="P9"></text:p>
            <text:p text:style-name="P9"></text:p>
            <text:p text:style-name="P9">function iniciar(route, handle) {</text:p>
            <text:p text:style-name="P9"><text:tab/>function onRequest(req, res) {</text:p>
            <text:p text:style-name="P9"><text:tab/><text:tab/>var pathname = url.parse(req.url).pathname;</text:p>
            <text:p text:style-name="P9"><text:tab/><text:tab/>var querystring = url.parse(req.url).query;</text:p>
            <text:p text:style-name="P9"><text:tab/><text:tab/>if(pathname !=='/favicon.ico') {</text:p>
            <text:p text:style-name="P9"><text:tab/><text:tab/><text:tab/>console.log('Request Recived for ' + pathname);</text:p>
            <text:p text:style-name="P9"><text:tab/><text:tab/><text:tab/>route(pathname, querystring, handle, res);</text:p>
            <text:p text:style-name="P9"><text:tab/><text:tab/>} else if(pathname === '/'){</text:p>
            <text:p text:style-name="P9"><text:tab/><text:tab/><text:tab/>res.end();</text:p>
            <text:p text:style-name="P9"><text:tab/><text:tab/>}</text:p>
            <text:p text:style-name="P9"><text:tab/>}</text:p>
            <text:p text:style-name="P9"></text:p>
            <text:p text:style-name="P9"><text:tab/>var server = http.createServer(onRequest);</text:p>
            <text:p text:style-name="P9"><text:tab/>var socket = io(server);</text:p>
            <text:p text:style-name="P9"><text:tab/>socket.on('connection', function(socket_listener){</text:p>
            <text:p text:style-name="P9"><text:tab/><text:tab/>socket_listener.on('addbus', function(plate, type){</text:p>
            <text:p text:style-name="P9"><text:tab/><text:tab/><text:tab/>console.log('Adding bus...');</text:p>
            <text:p text:style-name="P9"><text:tab/><text:tab/><text:tab/>model.addbus(socket_listener, plate, type);</text:p>
            <text:p text:style-name="P9"><text:tab/><text:tab/>});</text:p>
            <text:p text:style-name="P9"><text:tab/><text:tab/>socket_listener.on('modbus', function(id, plate, type){</text:p>
            <text:p text:style-name="P9"><text:tab/><text:tab/><text:tab/>console.log('Modifying bus...');</text:p>
            <text:p text:style-name="P9"><text:tab/><text:tab/><text:tab/>model.modbus(socket_listener, id, plate, type);</text:p>
            <text:p text:style-name="P9"><text:soft-page-break/><text:tab/><text:tab/>});</text:p>
            <text:p text:style-name="P9"><text:tab/><text:tab/>socket_listener.on('delbus', function(id, plate, type){</text:p>
            <text:p text:style-name="P9"><text:tab/><text:tab/><text:tab/>console.log('Deleting bus...');</text:p>
            <text:p text:style-name="P9"><text:tab/><text:tab/><text:tab/>model.delbus(socket_listener, id);</text:p>
            <text:p text:style-name="P9"><text:tab/><text:tab/>});</text:p>
            <text:p text:style-name="P9"><text:tab/><text:tab/>socket_listener.on('payticket', function(checklist, total){</text:p>
            <text:p text:style-name="P9"><text:tab/><text:tab/><text:tab/>console.log('Paying ticket...');</text:p>
            <text:p text:style-name="P9"><text:tab/><text:tab/><text:tab/>model.pay(socket_listener, checklist, total);</text:p>
            <text:p text:style-name="P9"><text:tab/><text:tab/>});</text:p>
            <text:p text:style-name="P9"><text:tab/><text:tab/>socket_listener.on('showticket', function(ticket){</text:p>
            <text:p text:style-name="P9"><text:tab/><text:tab/><text:tab/>console.log('Paying ticket...');</text:p>
            <text:p text:style-name="P9"><text:tab/><text:tab/><text:tab/>model.showticket(socket_listener, ticket);</text:p>
            <text:p text:style-name="P9"><text:tab/><text:tab/>});</text:p>
            <text:p text:style-name="P9"><text:tab/><text:tab/>socket_listener.on('addtoroute', function(point){</text:p>
            <text:p text:style-name="P9"><text:tab/><text:tab/><text:tab/>console.log('Adding route info...');</text:p>
            <text:p text:style-name="P9"><text:tab/><text:tab/><text:tab/>model.addtoroute(socket_listener, point);</text:p>
            <text:p text:style-name="P9"><text:tab/><text:tab/>});</text:p>
            <text:p text:style-name="P9"><text:tab/><text:tab/>socket_listener.on('expandroute', function(route, hour, busid){</text:p>
            <text:p text:style-name="P9"><text:tab/><text:tab/><text:tab/>console.log('Expanding route info...');</text:p>
            <text:p text:style-name="P9"><text:tab/><text:tab/><text:tab/>model.expandroute(socket_listener, route, hour, busid);</text:p>
            <text:p text:style-name="P9"><text:tab/><text:tab/>});</text:p>
            <text:p text:style-name="P9"><text:tab/><text:tab/>socket_listener.on('delroute', function(route, hour){</text:p>
            <text:p text:style-name="P9"><text:tab/><text:tab/><text:tab/>console.log('Deleting route info...');</text:p>
            <text:p text:style-name="P9"><text:tab/><text:tab/><text:tab/>model.delroute(socket_listener, route, hour);</text:p>
            <text:p text:style-name="P9"><text:tab/><text:tab/>});</text:p>
            <text:p text:style-name="P9"><text:tab/><text:tab/>socket_listener.on('requestschedule', function(){</text:p>
            <text:p text:style-name="P9"><text:tab/><text:tab/><text:tab/>console.log('Requesting schedule...');</text:p>
            <text:p text:style-name="P9"><text:tab/><text:tab/><text:tab/>model.schedule(socket_listener);</text:p>
            <text:p text:style-name="P9"><text:tab/><text:tab/>});</text:p>
            <text:p text:style-name="P9"><text:tab/><text:tab/>socket_listener.on('requestmanagebus', function(){</text:p>
            <text:p text:style-name="P9"><text:tab/><text:tab/><text:tab/>console.log('Requesting bus info...');</text:p>
            <text:p text:style-name="P9"><text:tab/><text:tab/><text:tab/>model.busmanage(socket_listener);</text:p>
            <text:p text:style-name="P9"><text:tab/><text:tab/>});</text:p>
            <text:p text:style-name="P9"><text:tab/><text:tab/>socket_listener.on('requestmanageroute', function(route, hour, busid){</text:p>
            <text:p text:style-name="P9"><text:tab/><text:tab/><text:tab/>console.log('Requesting route info...');</text:p>
            <text:p text:style-name="P9"><text:tab/><text:tab/><text:tab/>model.routemanage(socket_listener, route, hour, busid);</text:p>
            <text:p text:style-name="P9"><text:tab/><text:tab/>});</text:p>
            <text:p text:style-name="P9"><text:tab/>});</text:p>
            <text:p text:style-name="P9"><text:tab/>server.listen(8080, '0.0.0.0');</text:p>
            <text:p text:style-name="P9"><text:tab/>console.log('Server Initiated at http://0.0.0.0:8080/');</text:p>
            <text:p text:style-name="P9">}</text:p>
            <text:p text:style-name="P9"></text:p>
            <text:p text:style-name="P9">exports.iniciar = iniciar;</text:p>
          </table:table-cell>
        </table:table-row>
      </table:table>
      <text:p text:style-name="P2"/>
      <text:p text:style-name="P2"/>
      <text:p text:style-name="P2"/>
      <text:p text:style-name="P4"><text:soft-page-break/>model.js:</text:p>
      <text:p text:style-name="P2"/>
      <text:p text:style-name="P2">Este modulo recibe el callback del socket y dependiendo de que fue solicitado abre una coneccion a la base de datos realiza todos los querys en cascada y cuando completa el ultimo responde al cliente enviado eventos a los cuales el cliente tiene escuchas. El codigo es el siguiente:</text:p>
      <text:p text:style-name="P2"/>
      <table:table table:name="Tabla3" table:style-name="Tabla3">
        <table:table-column table:style-name="Tabla3.A"/>
        <table:table-row>
          <table:table-cell table:style-name="Tabla3.A1" office:value-type="string">
            <text:p text:style-name="P11">var db = require('node-mysql');</text:p>
            <text:p text:style-name="P11">var DB = db.DB;</text:p>
            <text:p text:style-name="P11">var box = new DB({</text:p>
            <text:p text:style-name="P11"><text:tab/>host <text:tab/>: 'localhost',</text:p>
            <text:p text:style-name="P11"><text:tab/>user <text:tab/>: 'root',</text:p>
            <text:p text:style-name="P11"><text:tab/>password: 'nostramorte',</text:p>
            <text:p text:style-name="P11"><text:tab/>database: 'velocity',</text:p>
            <text:p text:style-name="P11"><text:tab/>connectionLimit: 50</text:p>
            <text:p text:style-name="P11">});</text:p>
            <text:p text:style-name="P11"></text:p>
            <text:p text:style-name="P11">var schedule = function (socket) {</text:p>
            <text:p text:style-name="P11"><text:tab/>box.connect(function(conn) {</text:p>
            <text:p text:style-name="P11"><text:tab/><text:tab/>conn.query('SELECT * FROM RUTA;',function(err, routes, fields) {</text:p>
            <text:p text:style-name="P11"><text:tab/><text:tab/><text:tab/>console.log('Sending schedule...');</text:p>
            <text:p text:style-name="P11"><text:tab/><text:tab/><text:tab/>socket.emit('refreshschedule',routes);</text:p>
            <text:p text:style-name="P11"><text:tab/><text:tab/>});</text:p>
            <text:p text:style-name="P11"><text:tab/>});</text:p>
            <text:p text:style-name="P11">}</text:p>
            <text:p text:style-name="P11"></text:p>
            <text:p text:style-name="P11">var showticket = function (socket, ticket) {</text:p>
            <text:p text:style-name="P11"><text:tab/>box.connect(function(conn) {</text:p>
            <text:p text:style-name="P11"><text:tab/><text:tab/>conn.query('SELECT * FROM RUTA_TIQUETE R JOIN LUGAR L ON R.LUGAR = L.LUGAR WHERE TIQUETE = ?;', [ticket],function(err, places, fields) {</text:p>
            <text:p text:style-name="P11"><text:tab/><text:tab/><text:tab/>console.log('Sending places...');</text:p>
            <text:p text:style-name="P11"><text:tab/><text:tab/><text:tab/>socket.emit('refreshticket', places.length, places);</text:p>
            <text:p text:style-name="P11"><text:tab/><text:tab/>});</text:p>
            <text:p text:style-name="P11"><text:tab/>});</text:p>
            <text:p text:style-name="P11">}</text:p>
            <text:p text:style-name="P11"></text:p>
            <text:p text:style-name="P11">var addbus = function (socket, plate, type) {</text:p>
            <text:p text:style-name="P11"><text:tab/>box.connect(function(conn) {</text:p>
            <text:p text:style-name="P11"><text:tab/><text:tab/>conn.query('SELECT BUS FROM BUS ORDER BY BUS DESC LIMIT 1;',function(err, rows, fields) {</text:p>
            <text:p text:style-name="P11"><text:tab/><text:tab/><text:tab/>console.log('Adding bus...');</text:p>
            <text:p text:style-name="P11"><text:tab/><text:tab/><text:tab/>var id = 1;</text:p>
            <text:p text:style-name="P11"><text:tab/><text:tab/><text:tab/>if(rows.length &gt; 0) {</text:p>
            <text:p text:style-name="P11"><text:tab/><text:tab/><text:tab/><text:tab/>id = parseInt(rows[0].BUS) + 1;</text:p>
            <text:p text:style-name="P11"><text:tab/><text:tab/><text:tab/>}</text:p>
            <text:p text:style-name="P11"><text:tab/><text:tab/><text:tab/>console.log('Adding index ' + id);</text:p>
            <text:p text:style-name="P11"><text:tab/><text:tab/><text:tab/>conn.query('INSERT INTO BUS VALUES(?,?,?);',[id,plate,type],function (err, <text:soft-page-break/>rows) {</text:p>
            <text:p text:style-name="P11"><text:tab/><text:tab/><text:tab/><text:tab/>if(err === null) {</text:p>
            <text:p text:style-name="P11"><text:tab/><text:tab/><text:tab/><text:tab/><text:tab/>console.log('Bus added');</text:p>
            <text:p text:style-name="P11"><text:tab/><text:tab/><text:tab/><text:tab/><text:tab/>socket.emit('buscorrect');</text:p>
            <text:p text:style-name="P11"><text:tab/><text:tab/><text:tab/><text:tab/>} else {</text:p>
            <text:p text:style-name="P11"><text:tab/><text:tab/><text:tab/><text:tab/><text:tab/>console.log('Bus not created... ' + err);</text:p>
            <text:p text:style-name="P11"><text:tab/><text:tab/><text:tab/><text:tab/><text:tab/>socket.emit('busincorrect');</text:p>
            <text:p text:style-name="P11"><text:tab/><text:tab/><text:tab/><text:tab/>}</text:p>
            <text:p text:style-name="P11"><text:tab/><text:tab/><text:tab/>});</text:p>
            <text:p text:style-name="P11"><text:tab/><text:tab/>});</text:p>
            <text:p text:style-name="P11"><text:tab/>});</text:p>
            <text:p text:style-name="P11">}</text:p>
            <text:p text:style-name="P11"></text:p>
            <text:p text:style-name="P11">var modbus = function (socket, id, plate, type) {</text:p>
            <text:p text:style-name="P11"><text:tab/>box.connect(function(conn) {</text:p>
            <text:p text:style-name="P11"><text:tab/><text:tab/>conn.query('UPDATE BUS SET PLACA = ?, TIPO_BUS = ? WHERE BUS = ?;', [plate,type,id],function(err, rows) {</text:p>
            <text:p text:style-name="P11"><text:tab/><text:tab/><text:tab/>if(err === null) {</text:p>
            <text:p text:style-name="P11"><text:tab/><text:tab/><text:tab/><text:tab/>console.log('Bus modified');</text:p>
            <text:p text:style-name="P11"><text:tab/><text:tab/><text:tab/><text:tab/>socket.emit('busmodified');</text:p>
            <text:p text:style-name="P11"><text:tab/><text:tab/><text:tab/>} else {</text:p>
            <text:p text:style-name="P11"><text:tab/><text:tab/><text:tab/><text:tab/>console.log('Bus not modified... ' + err);</text:p>
            <text:p text:style-name="P11"><text:tab/><text:tab/><text:tab/><text:tab/>socket.emit('busnotmodified');</text:p>
            <text:p text:style-name="P11"><text:tab/><text:tab/><text:tab/>}</text:p>
            <text:p text:style-name="P11"><text:tab/><text:tab/>});</text:p>
            <text:p text:style-name="P11"><text:tab/>});</text:p>
            <text:p text:style-name="P11">}</text:p>
            <text:p text:style-name="P11"></text:p>
            <text:p text:style-name="P11">var delbus = function (socket, id) {</text:p>
            <text:p text:style-name="P11"><text:tab/>box.connect(function(conn) {</text:p>
            <text:p text:style-name="P11"><text:tab/><text:tab/>conn.query('DELETE FROM BUS WHERE BUS = ?;', [id],function(err, rows) {</text:p>
            <text:p text:style-name="P11"><text:tab/><text:tab/><text:tab/>if(err === null) {</text:p>
            <text:p text:style-name="P11"><text:tab/><text:tab/><text:tab/><text:tab/>console.log('Bus deleted');</text:p>
            <text:p text:style-name="P11"><text:tab/><text:tab/><text:tab/><text:tab/>socket.emit('busdeleted');</text:p>
            <text:p text:style-name="P11"><text:tab/><text:tab/><text:tab/>} else {</text:p>
            <text:p text:style-name="P11"><text:tab/><text:tab/><text:tab/><text:tab/>console.log('Bus not deleted... ' + err);</text:p>
            <text:p text:style-name="P11"><text:tab/><text:tab/><text:tab/><text:tab/>socket.emit('busnotdeleted');</text:p>
            <text:p text:style-name="P11"><text:tab/><text:tab/><text:tab/>}</text:p>
            <text:p text:style-name="P11"><text:tab/><text:tab/>});</text:p>
            <text:p text:style-name="P11"><text:tab/>});</text:p>
            <text:p text:style-name="P11">}</text:p>
            <text:p text:style-name="P11"></text:p>
            <text:p text:style-name="P11">var busmanage = function (socket) {</text:p>
            <text:p text:style-name="P11"><text:tab/>box.connect(function(conn) {</text:p>
            <text:p text:style-name="P11"><text:tab/><text:tab/>conn.query('SELECT * FROM TIPO_BUS;',function(err, types, fields) {</text:p>
            <text:p text:style-name="P11"><text:tab/><text:tab/><text:tab/>console.log('Types fetched...');</text:p>
            <text:p text:style-name="P11"><text:soft-page-break/><text:tab/><text:tab/><text:tab/>conn.query('SELECT BUS, PLACA FROM BUS;',function(err, buses, fields) {</text:p>
            <text:p text:style-name="P11"><text:tab/><text:tab/><text:tab/><text:tab/>console.log('Buses fetched...');</text:p>
            <text:p text:style-name="P11"><text:tab/><text:tab/><text:tab/><text:tab/>conn.query('SELECT RUTA, HORA_PARTIDA FROM RUTA;',function(err, routes, fields) {</text:p>
            <text:p text:style-name="P11"><text:tab/><text:tab/><text:tab/><text:tab/><text:tab/>console.log('Routes fetched...');</text:p>
            <text:p text:style-name="P11"><text:tab/><text:tab/><text:tab/><text:tab/><text:tab/>socket.emit('refreshbus',types,buses,routes);</text:p>
            <text:p text:style-name="P11"><text:tab/><text:tab/><text:tab/><text:tab/>});</text:p>
            <text:p text:style-name="P11"><text:tab/><text:tab/><text:tab/>});</text:p>
            <text:p text:style-name="P11"><text:tab/><text:tab/>});</text:p>
            <text:p text:style-name="P11"><text:tab/>});</text:p>
            <text:p text:style-name="P11">}</text:p>
            <text:p text:style-name="P11"></text:p>
            <text:p text:style-name="P11">var addtoroute = function (socket, point) {</text:p>
            <text:p text:style-name="P11"><text:tab/>box.connect(function(conn) {</text:p>
            <text:p text:style-name="P11"><text:tab/><text:tab/>conn.query('INSERT INTO RUTA_LUGAR VALUES(?,?,?,?,?,?,?);',</text:p>
            <text:p text:style-name="P11"><text:tab/><text:tab/><text:tab/> <text:s text:c="2"/>[point.route, point.cityhour, point.city, point.routehour,</text:p>
            <text:p text:style-name="P11"><text:tab/><text:tab/><text:tab/> <text:s text:c="3"/>point.busid, point.value, point.type],function (err, rows) {</text:p>
            <text:p text:style-name="P11"><text:tab/><text:tab/><text:tab/>if(err === null) {</text:p>
            <text:p text:style-name="P11"><text:tab/><text:tab/><text:tab/><text:tab/>console.log('Added to route...');</text:p>
            <text:p text:style-name="P11"><text:tab/><text:tab/><text:tab/><text:tab/>socket.emit('addedtoroute');</text:p>
            <text:p text:style-name="P11"><text:tab/><text:tab/><text:tab/>} else {</text:p>
            <text:p text:style-name="P11"><text:tab/><text:tab/><text:tab/><text:tab/>console.log('Not added to route... ' + err);</text:p>
            <text:p text:style-name="P11"><text:tab/><text:tab/><text:tab/><text:tab/>socket.emit('notaddedtoroute');</text:p>
            <text:p text:style-name="P11"><text:tab/><text:tab/><text:tab/>}</text:p>
            <text:p text:style-name="P11"><text:tab/><text:tab/>});</text:p>
            <text:p text:style-name="P11"><text:tab/>});</text:p>
            <text:p text:style-name="P11">}</text:p>
            <text:p text:style-name="P11"></text:p>
            <text:p text:style-name="P11">var expandroute = function (socket, route, hour, busid) {</text:p>
            <text:p text:style-name="P11"><text:tab/>box.connect(function(conn) {</text:p>
            <text:p text:style-name="P11"><text:tab/><text:tab/>conn.query('SELECT * FROM RUTA_LUGAR AS R JOIN LUGAR AS L ON R.LUGAR = L.LUGAR WHERE R.RUTA = ? AND R.HORA_PARTIDA = ? AND BUS = ? ORDER BY RUTA,TIPO_PUNTO;', [route, hour, busid] ,function(err, routes, fields) {</text:p>
            <text:p text:style-name="P11"><text:tab/><text:tab/><text:tab/>if(err === null){</text:p>
            <text:p text:style-name="P11"><text:tab/><text:tab/><text:tab/><text:tab/>console.log('Sending schedule...');</text:p>
            <text:p text:style-name="P11"><text:tab/><text:tab/><text:tab/><text:tab/>socket.emit('expandschedule',routes);</text:p>
            <text:p text:style-name="P11"><text:tab/><text:tab/><text:tab/>} else {</text:p>
            <text:p text:style-name="P11"><text:tab/><text:tab/><text:tab/><text:tab/>console.log('Expanding error: ' + err);</text:p>
            <text:p text:style-name="P11"><text:tab/><text:tab/><text:tab/>}</text:p>
            <text:p text:style-name="P11"><text:tab/><text:tab/>});</text:p>
            <text:p text:style-name="P11"><text:tab/>});</text:p>
            <text:p text:style-name="P11">}</text:p>
            <text:p text:style-name="P11"></text:p>
            <text:p text:style-name="P11">var delroute = function (socket, route, hour) {</text:p>
            <text:p text:style-name="P11"><text:tab/>box.connect(function(conn) {</text:p>
            <text:p text:style-name="P11"><text:tab/><text:tab/>console.log(route + ' - ' + hour);</text:p>
            <text:p text:style-name="P11"><text:soft-page-break/><text:tab/><text:tab/>conn.query('DELETE FROM RUTA WHERE RUTA = ? AND HORA_PARTIDA = ? ;', [route, hour],function(err, rows) {</text:p>
            <text:p text:style-name="P11"><text:tab/><text:tab/><text:tab/>if(err === null) {</text:p>
            <text:p text:style-name="P11"><text:tab/><text:tab/><text:tab/><text:tab/>console.log('Deleting route:' + rows.length);</text:p>
            <text:p text:style-name="P11"><text:tab/><text:tab/><text:tab/><text:tab/>conn.query('DELETE FROM RUTA_LUGAR WHERE RUTA = ? AND HORA_PARTIDA = ?;', [route, hour],function(err, rows) {</text:p>
            <text:p text:style-name="P11"><text:tab/><text:tab/><text:tab/><text:tab/><text:tab/>if(err === null) {</text:p>
            <text:p text:style-name="P11"><text:tab/><text:tab/><text:tab/><text:tab/><text:tab/><text:tab/>console.log('Route deleted...');</text:p>
            <text:p text:style-name="P11"><text:tab/><text:tab/><text:tab/><text:tab/><text:tab/><text:tab/>socket.emit('routedeleted');</text:p>
            <text:p text:style-name="P11"><text:tab/><text:tab/><text:tab/><text:tab/><text:tab/>} else {</text:p>
            <text:p text:style-name="P11"><text:tab/><text:tab/><text:tab/><text:tab/><text:tab/><text:tab/>console.log('Route not deleted... ' + err);</text:p>
            <text:p text:style-name="P11"><text:tab/><text:tab/><text:tab/><text:tab/><text:tab/><text:tab/>socket.emit('routenotdeleted');</text:p>
            <text:p text:style-name="P11"><text:tab/><text:tab/><text:tab/><text:tab/><text:tab/>}</text:p>
            <text:p text:style-name="P11"><text:tab/><text:tab/><text:tab/><text:tab/>});</text:p>
            <text:p text:style-name="P11"><text:tab/><text:tab/><text:tab/>} else {</text:p>
            <text:p text:style-name="P11"><text:tab/><text:tab/><text:tab/><text:tab/>console.log('Route not deleted... ' + err);</text:p>
            <text:p text:style-name="P11"><text:tab/><text:tab/><text:tab/><text:tab/>socket.emit('routenotdeleted');</text:p>
            <text:p text:style-name="P11"><text:tab/><text:tab/><text:tab/>}</text:p>
            <text:p text:style-name="P11"><text:tab/><text:tab/>});</text:p>
            <text:p text:style-name="P11"><text:tab/>});</text:p>
            <text:p text:style-name="P11">}</text:p>
            <text:p text:style-name="P11"></text:p>
            <text:p text:style-name="P11">var routemanage = function (socket, route, hour, busid) {</text:p>
            <text:p text:style-name="P11"><text:tab/>box.connect(function(conn) {</text:p>
            <text:p text:style-name="P11"><text:tab/><text:tab/>conn.query('SELECT * FROM TIPO_PUNTO;',function(err, types, fields) {</text:p>
            <text:p text:style-name="P11"><text:tab/><text:tab/><text:tab/>console.log('Types fetched...');</text:p>
            <text:p text:style-name="P11"><text:tab/><text:tab/><text:tab/>conn.query('SELECT LUGAR, NOMBRE FROM LUGAR;',function(err, cities, fields) {</text:p>
            <text:p text:style-name="P11"><text:tab/><text:tab/><text:tab/><text:tab/>console.log('Cities fetched...');</text:p>
            <text:p text:style-name="P11"><text:tab/><text:tab/><text:tab/><text:tab/>socket.emit('refreshroute',types,cities);</text:p>
            <text:p text:style-name="P11"><text:tab/><text:tab/><text:tab/>});</text:p>
            <text:p text:style-name="P11"><text:tab/><text:tab/>});</text:p>
            <text:p text:style-name="P11"><text:tab/><text:tab/>console.log(hour);</text:p>
            <text:p text:style-name="P11"><text:tab/><text:tab/>conn.query('INSERT INTO RUTA VALUES(?,?,?);',[route, hour, busid],function (err, rows) {</text:p>
            <text:p text:style-name="P11"><text:tab/><text:tab/><text:tab/>if(err === null) {</text:p>
            <text:p text:style-name="P11"><text:tab/><text:tab/><text:tab/><text:tab/>console.log('Route added');</text:p>
            <text:p text:style-name="P11"><text:tab/><text:tab/><text:tab/><text:tab/>socket.emit('routecorrect');</text:p>
            <text:p text:style-name="P11"><text:tab/><text:tab/><text:tab/>} else {</text:p>
            <text:p text:style-name="P11"><text:tab/><text:tab/><text:tab/><text:tab/>console.log('Route not created... ' + err);</text:p>
            <text:p text:style-name="P11"><text:tab/><text:tab/><text:tab/><text:tab/>socket.emit('routeincorrect');</text:p>
            <text:p text:style-name="P11"><text:tab/><text:tab/><text:tab/>}</text:p>
            <text:p text:style-name="P11"><text:tab/><text:tab/>});</text:p>
            <text:p text:style-name="P11"><text:tab/>});</text:p>
            <text:p text:style-name="P11">}</text:p>
            <text:p text:style-name="P11"></text:p>
            <text:p text:style-name="P11"><text:soft-page-break/>var querycapacidad = 'SELECT RUTA, HORA_PARTIDA, COUNT(R.BUS) AS TOTAL, TIQUETE, CAPACIDAD FROM (SELECT * FROM RUTA_TIQUETE GROUP BY TIQUETE) AS R JOIN BUS AS B ON R.BUS = B.BUS JOIN TIPO_BUS AS T ON B.TIPO_BUS = T.TIPO_BUS WHERE RUTA = ? AND HORA_PARTIDA = ? AND R.BUS = ? GROUP BY RUTA, HORA_PARTIDA, R.BUS;';</text:p>
            <text:p text:style-name="P11"></text:p>
            <text:p text:style-name="P11">var pay = function(socket, checklist, total) {</text:p>
            <text:p text:style-name="P11"><text:tab/>box.connect(function(conn) {</text:p>
            <text:p text:style-name="P11"><text:tab/><text:tab/>var where = checklist[0].split('/');</text:p>
            <text:p text:style-name="P11"><text:tab/><text:tab/>conn.query(querycapacidad ,[where[0],where[3],where[4]], function(err,capacity,fields) {</text:p>
            <text:p text:style-name="P11"><text:tab/><text:tab/>if(capacity.length &gt; 0){</text:p>
            <text:p text:style-name="P11"><text:tab/><text:tab/>console.log(capacity[0].TOTAL + '&lt;' + capacity[0].CAPACIDAD);</text:p>
            <text:p text:style-name="P11"><text:tab/><text:tab/>if(parseInt(capacity[0].TOTAL) &lt; parseInt(capacity[0].CAPACIDAD)) {</text:p>
            <text:p text:style-name="P11"><text:tab/><text:tab/>conn.query('SELECT TIQUETE FROM TIQUETE ORDER BY TIQUETE DESC LIMIT 1;',function(err, rows, fields) {</text:p>
            <text:p text:style-name="P11"><text:tab/><text:tab/><text:tab/>var idt = 1;</text:p>
            <text:p text:style-name="P11"><text:tab/><text:tab/><text:tab/>var idc = 1;</text:p>
            <text:p text:style-name="P11"><text:tab/><text:tab/><text:tab/>if(rows.length &gt; 0) {</text:p>
            <text:p text:style-name="P11"><text:tab/><text:tab/><text:tab/><text:tab/>idt = parseInt(rows[0].TIQUETE) + 1;</text:p>
            <text:p text:style-name="P11"><text:tab/><text:tab/><text:tab/>}</text:p>
            <text:p text:style-name="P11"><text:tab/><text:tab/><text:tab/>conn.query('SELECT CONFIRMACION FROM PAGO ORDER BY CONFIRMACION DESC LIMIT 1;',function(err, rows, fields) {</text:p>
            <text:p text:style-name="P11"><text:tab/><text:tab/><text:tab/><text:tab/>if(rows.length &gt; 0) {</text:p>
            <text:p text:style-name="P11"><text:tab/><text:tab/><text:tab/><text:tab/><text:tab/>idc = parseInt(rows[0].CONFIRMACION) + 1;</text:p>
            <text:p text:style-name="P11"><text:tab/><text:tab/><text:tab/><text:tab/>}</text:p>
            <text:p text:style-name="P11"><text:tab/><text:tab/><text:tab/><text:tab/>conn.query('INSERT INTO TIQUETE VALUES(?,now());',[idt],function (err, rows) {</text:p>
            <text:p text:style-name="P11"><text:tab/><text:tab/><text:tab/><text:tab/><text:tab/>if(err === null) {</text:p>
            <text:p text:style-name="P11"><text:tab/><text:tab/><text:tab/><text:tab/><text:tab/><text:tab/>conn.query('INSERT INTO PAGO VALUES(?,?,?);',[idc,total,idt],function (err, rows) {</text:p>
            <text:p text:style-name="P11"><text:tab/><text:tab/><text:tab/><text:tab/><text:tab/><text:tab/><text:tab/>if(err === null) {</text:p>
            <text:p text:style-name="P11"><text:tab/><text:tab/><text:tab/><text:tab/><text:tab/><text:tab/><text:tab/><text:tab/>for (check in checklist) {</text:p>
            <text:p text:style-name="P11"><text:tab/><text:tab/><text:tab/><text:tab/><text:tab/><text:tab/><text:tab/><text:tab/><text:tab/>var data = checklist[check].split('/');</text:p>
            <text:p text:style-name="P11"><text:tab/><text:tab/><text:tab/><text:tab/><text:tab/><text:tab/><text:tab/><text:tab/><text:tab/>var type = 2;</text:p>
            <text:p text:style-name="P11"><text:tab/><text:tab/><text:tab/><text:tab/><text:tab/><text:tab/><text:tab/><text:tab/><text:tab/>if (check == 0) {type = 1};</text:p>
            <text:p text:style-name="P11"><text:tab/><text:tab/><text:tab/><text:tab/><text:tab/><text:tab/><text:tab/><text:tab/><text:tab/>if (check == checklist.length - 1) {type = 3};</text:p>
            <text:p text:style-name="P11"><text:tab/><text:tab/><text:tab/><text:tab/><text:tab/><text:tab/><text:tab/><text:tab/><text:tab/>conn.query('INSERT INTO RUTA_TIQUETE VALUES(?,?,?,?,?,?,?);',[data[0],data[1],data[2],data[3],data[4],idt,type],function (err, rows) {</text:p>
            <text:p text:style-name="P11"><text:tab/><text:tab/><text:tab/><text:tab/><text:tab/><text:tab/><text:tab/><text:tab/><text:tab/><text:tab/>console.log('Payment successful...');</text:p>
            <text:p text:style-name="P11"><text:tab/><text:tab/><text:tab/><text:tab/><text:tab/><text:tab/><text:tab/><text:tab/><text:tab/>});</text:p>
            <text:p text:style-name="P11"><text:tab/><text:tab/><text:tab/><text:tab/><text:tab/><text:tab/><text:tab/><text:tab/>}</text:p>
            <text:p text:style-name="P11"><text:tab/><text:tab/><text:tab/><text:tab/><text:tab/><text:tab/><text:tab/><text:tab/>socket.emit('paycorrect',idt,idc);</text:p>
            <text:p text:style-name="P11"><text:soft-page-break/><text:tab/><text:tab/><text:tab/><text:tab/><text:tab/><text:tab/><text:tab/>} else {</text:p>
            <text:p text:style-name="P11"><text:tab/><text:tab/><text:tab/><text:tab/><text:tab/><text:tab/><text:tab/><text:tab/>console.log('Payment rejected... ' + err);</text:p>
            <text:p text:style-name="P11"><text:tab/><text:tab/><text:tab/><text:tab/><text:tab/><text:tab/><text:tab/><text:tab/>socket.emit('payincorrect');</text:p>
            <text:p text:style-name="P11"><text:tab/><text:tab/><text:tab/><text:tab/><text:tab/><text:tab/><text:tab/>}</text:p>
            <text:p text:style-name="P11"><text:tab/><text:tab/><text:tab/><text:tab/><text:tab/><text:tab/>});</text:p>
            <text:p text:style-name="P11"><text:tab/><text:tab/><text:tab/><text:tab/><text:tab/>} else {</text:p>
            <text:p text:style-name="P11"><text:tab/><text:tab/><text:tab/><text:tab/><text:tab/><text:tab/>console.log('Payment rejected... ' + err);</text:p>
            <text:p text:style-name="P11"><text:tab/><text:tab/><text:tab/><text:tab/><text:tab/><text:tab/>socket.emit('payincorrect');</text:p>
            <text:p text:style-name="P11"><text:tab/><text:tab/><text:tab/><text:tab/><text:tab/>}</text:p>
            <text:p text:style-name="P11"><text:tab/><text:tab/><text:tab/><text:tab/>});</text:p>
            <text:p text:style-name="P11"><text:tab/><text:tab/><text:tab/>});</text:p>
            <text:p text:style-name="P11"><text:tab/><text:tab/>});</text:p>
            <text:p text:style-name="P11"><text:tab/><text:tab/>} else {</text:p>
            <text:p text:style-name="P11"><text:tab/><text:tab/><text:tab/>console.log('Payment rejected, bus full' + err);</text:p>
            <text:p text:style-name="P11"><text:tab/><text:tab/><text:tab/>socket.emit('busfull');</text:p>
            <text:p text:style-name="P11"><text:tab/><text:tab/>}</text:p>
            <text:p text:style-name="P11"><text:tab/><text:tab/>}</text:p>
            <text:p text:style-name="P11"><text:tab/><text:tab/>});</text:p>
            <text:p text:style-name="P11"><text:tab/>});</text:p>
            <text:p text:style-name="P11">}</text:p>
            <text:p text:style-name="P11"></text:p>
            <text:p text:style-name="P11">exports.schedule = schedule;</text:p>
            <text:p text:style-name="P11">exports.busmanage = busmanage;</text:p>
            <text:p text:style-name="P11">exports.expandroute = expandroute;</text:p>
            <text:p text:style-name="P11">exports.routemanage = routemanage;</text:p>
            <text:p text:style-name="P11">exports.addtoroute = addtoroute;</text:p>
            <text:p text:style-name="P11">exports.delroute = delroute;</text:p>
            <text:p text:style-name="P11">exports.showticket = showticket;</text:p>
            <text:p text:style-name="P11">exports.addbus = addbus;</text:p>
            <text:p text:style-name="P11">exports.modbus = modbus;</text:p>
            <text:p text:style-name="P11">exports.delbus = delbus;</text:p>
            <text:p text:style-name="P11">exports.pay = pay;</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Del lado del cliente tenemos dos tipos de funcionalidades el cliente y el administrador. El servidor puede responder a ambos, pero los clientes solo tienen conocimiento de sus propios metodos.</text:p>
      <text:p text:style-name="P3"/>
      <text:p text:style-name="P5">admin.js:</text:p>
      <text:p text:style-name="P3"/>
      <text:p text:style-name="P3">Es el cliente administrador tiene todos los metodos para agregar, y eliminar rutas y buses. Modificar buses y mostrar la historia de rutas agregadas. Esto esta trabajado con JavaScript y jQuery. El codigo es el siguiente:</text:p>
      <text:p text:style-name="P3"/>
      <table:table table:name="Tabla4" table:style-name="Tabla4">
        <table:table-column table:style-name="Tabla4.A"/>
        <table:table-row>
          <table:table-cell table:style-name="Tabla4.A1" office:value-type="string">
            <text:p text:style-name="P10">var socket = io.connect('http://localhost:8080');</text:p>
            <text:p text:style-name="P10">var htmlrow = '&lt;option class="option" value="{:id:}"&gt;{:dato:}&lt;/option&gt;';</text:p>
            <text:p text:style-name="P10"></text:p>
            <text:p text:style-name="P10">var BUSID;</text:p>
            <text:p text:style-name="P10"></text:p>
            <text:p text:style-name="P10">var times = <text:s/>function(){</text:p>
            <text:p text:style-name="P10"><text:tab/>for (var i = 0; i &lt;= 23; i++) {</text:p>
            <text:p text:style-name="P10"><text:tab/><text:tab/>var newtime = htmlrow.replace('{:id:}',i + ':00').replace('class="option"','');</text:p>
            <text:p text:style-name="P10"><text:tab/><text:tab/>newtime = newtime.replace('{:dato:}', i + ':00');</text:p>
            <text:p text:style-name="P10"><text:tab/><text:tab/>$('#routehour').append(newtime);</text:p>
            <text:p text:style-name="P10"><text:tab/><text:tab/>$('#cityhour').append(newtime);</text:p>
            <text:p text:style-name="P10"><text:tab/>}<text:tab/></text:p>
            <text:p text:style-name="P10">};</text:p>
            <text:p text:style-name="P10"></text:p>
            <text:p text:style-name="P10">socket.on('refreshbus', function(types, buses, routes) {</text:p>
            <text:p text:style-name="P10"><text:tab/>$('option').remove('.option');</text:p>
            <text:p text:style-name="P10"><text:tab/>for (var type in types) {</text:p>
            <text:p text:style-name="P10"><text:tab/><text:tab/>var newtype = htmlrow.replace('{:id:}', types[type].TIPO_BUS);</text:p>
            <text:p text:style-name="P10"><text:tab/><text:tab/>newtype = newtype.replace('{:dato:}', types[type].NOMBRE);</text:p>
            <text:p text:style-name="P10"><text:tab/><text:tab/>$('#bustypecre').append(newtype);</text:p>
            <text:p text:style-name="P10"><text:tab/><text:tab/>$('#bustypemod').append(newtype);</text:p>
            <text:p text:style-name="P10"><text:tab/>}</text:p>
            <text:p text:style-name="P10"><text:tab/>for (bus in buses) {</text:p>
            <text:p text:style-name="P10"><text:tab/><text:tab/>var newbus = htmlrow.replace('{:id:}', buses[bus].BUS);</text:p>
            <text:p text:style-name="P10"><text:tab/><text:tab/>newbus = newbus.replace('{:dato:}', buses[bus].PLACA);</text:p>
            <text:p text:style-name="P10"><text:tab/><text:tab/>$('#buses').append(newbus);</text:p>
            <text:p text:style-name="P10"><text:tab/><text:tab/>$('#busesdel').append(newbus);</text:p>
            <text:p text:style-name="P10"><text:tab/><text:tab/>$('#busesroute').append(newbus);</text:p>
            <text:p text:style-name="P10"><text:tab/>}</text:p>
            <text:p text:style-name="P10"><text:tab/>for (route in routes) {</text:p>
            <text:p text:style-name="P10"><text:tab/><text:tab/>var newroute = htmlrow.replace('{:id:}', routes[route].RUTA + '/' + routes[route].HORA_PARTIDA);</text:p>
            <text:p text:style-name="P10"><text:tab/><text:tab/>newroute = newroute.replace('{:dato:}', 'Route:' + routes[route].RUTA + ' - Hour :' + routes[route].HORA_PARTIDA);</text:p>
            <text:p text:style-name="P10"><text:tab/><text:tab/>$('#routedel').append(newroute);</text:p>
            <text:p text:style-name="P10"><text:tab/>}<text:tab/></text:p>
            <text:p text:style-name="P10">});</text:p>
            <text:p text:style-name="P10"><text:soft-page-break/></text:p>
            <text:p text:style-name="P10">socket.on('refreshroute', function(types, cities) {</text:p>
            <text:p text:style-name="P10"><text:tab/>$('option').remove('.routeop');</text:p>
            <text:p text:style-name="P10"><text:tab/>for (var type in types) {</text:p>
            <text:p text:style-name="P10"><text:tab/><text:tab/>var newtype = htmlrow.replace('{:id:}', types[type].TIPO_PUNTO).replace('"option"','"routeop"');</text:p>
            <text:p text:style-name="P10"><text:tab/><text:tab/>newtype = newtype.replace('{:dato:}', types[type].TIPO);</text:p>
            <text:p text:style-name="P10"><text:tab/><text:tab/>$('#citytype').append(newtype);</text:p>
            <text:p text:style-name="P10"><text:tab/>}</text:p>
            <text:p text:style-name="P10"><text:tab/>for (city in cities) {</text:p>
            <text:p text:style-name="P10"><text:tab/><text:tab/>var newcity = htmlrow.replace('{:id:}', cities[city].LUGAR).replace('"option"','"routeop"');</text:p>
            <text:p text:style-name="P10"><text:tab/><text:tab/>newcity = newcity.replace('{:dato:}', cities[city].NOMBRE);</text:p>
            <text:p text:style-name="P10"><text:tab/><text:tab/>$('#city').append(newcity);</text:p>
            <text:p text:style-name="P10"><text:tab/>}<text:tab/></text:p>
            <text:p text:style-name="P10">});</text:p>
            <text:p text:style-name="P10"></text:p>
            <text:p text:style-name="P10">socket.on('routecorrect', function() {</text:p>
            <text:p text:style-name="P10"><text:tab/>socket.emit('requestmanagebus');</text:p>
            <text:p text:style-name="P10"><text:tab/>window.alert("Route added");<text:tab/></text:p>
            <text:p text:style-name="P10">});</text:p>
            <text:p text:style-name="P10"></text:p>
            <text:p text:style-name="P10">socket.on('addedtoroute', function() {</text:p>
            <text:p text:style-name="P10"><text:tab/>$('#routeval').val('');</text:p>
            <text:p text:style-name="P10"><text:tab/>window.alert("Added to route");<text:tab/></text:p>
            <text:p text:style-name="P10">});</text:p>
            <text:p text:style-name="P10"></text:p>
            <text:p text:style-name="P10">socket.on('busdeleted', function() {</text:p>
            <text:p text:style-name="P10"><text:tab/>$('#busplatecre').val('');</text:p>
            <text:p text:style-name="P10"><text:tab/>$('#busplatemod').val('');</text:p>
            <text:p text:style-name="P10"><text:tab/>socket.emit('requestmanagebus');</text:p>
            <text:p text:style-name="P10"><text:tab/>window.alert("Bus deleted");<text:tab/></text:p>
            <text:p text:style-name="P10">});</text:p>
            <text:p text:style-name="P10"></text:p>
            <text:p text:style-name="P10">socket.on('routedeleted', function() {</text:p>
            <text:p text:style-name="P10"><text:tab/>socket.emit('requestmanagebus');</text:p>
            <text:p text:style-name="P10"><text:tab/>window.alert("Route deleted");<text:tab/></text:p>
            <text:p text:style-name="P10">});</text:p>
            <text:p text:style-name="P10"></text:p>
            <text:p text:style-name="P10">socket.on('buscorrect', function() {</text:p>
            <text:p text:style-name="P10"><text:tab/>$('#busplatecre').val('');</text:p>
            <text:p text:style-name="P10"><text:tab/>$('#busplatemod').val('');</text:p>
            <text:p text:style-name="P10"><text:tab/>socket.emit('requestmanagebus');</text:p>
            <text:p text:style-name="P10"><text:tab/>window.alert("Bus added");<text:tab/></text:p>
            <text:p text:style-name="P10">});</text:p>
            <text:p text:style-name="P10"></text:p>
            <text:p text:style-name="P10"><text:soft-page-break/>socket.on('busmodified', function() {</text:p>
            <text:p text:style-name="P10"><text:tab/>$('#busplatecre').val('');</text:p>
            <text:p text:style-name="P10"><text:tab/>$('#busplatemod').val('');</text:p>
            <text:p text:style-name="P10"><text:tab/>socket.emit('requestmanagebus');</text:p>
            <text:p text:style-name="P10"><text:tab/>window.alert("Bus modified");<text:tab/></text:p>
            <text:p text:style-name="P10">});</text:p>
            <text:p text:style-name="P10"></text:p>
            <text:p text:style-name="P10">socket.on('routeincorrect', function() {</text:p>
            <text:p text:style-name="P10"><text:tab/>$('#busplatecre').val('');</text:p>
            <text:p text:style-name="P10"><text:tab/>$('#busplatemod').val('');</text:p>
            <text:p text:style-name="P10"><text:tab/>$('#add_tool').toggle();</text:p>
            <text:p text:style-name="P10"><text:tab/>$('#routecod').removeAttr('disabled');</text:p>
            <text:p text:style-name="P10"><text:tab/>$('#routehour').removeAttr('disabled');</text:p>
            <text:p text:style-name="P10"><text:tab/>$('#busesroute').removeAttr('disabled');</text:p>
            <text:p text:style-name="P10"><text:tab/>$('#startroute').removeAttr('disabled');</text:p>
            <text:p text:style-name="P10"><text:tab/>$('#endroute').prop('disabled','true');</text:p>
            <text:p text:style-name="P10"><text:tab/>window.alert("Route not added");<text:tab/></text:p>
            <text:p text:style-name="P10">});</text:p>
            <text:p text:style-name="P10"></text:p>
            <text:p text:style-name="P10">socket.on('notaddedtoroute', function() {</text:p>
            <text:p text:style-name="P10"><text:tab/>window.alert("Not added to route");<text:tab/></text:p>
            <text:p text:style-name="P10">});</text:p>
            <text:p text:style-name="P10"></text:p>
            <text:p text:style-name="P10">socket.on('busnotdeleted', function() {</text:p>
            <text:p text:style-name="P10"><text:tab/>$('#busplatecre').val('');</text:p>
            <text:p text:style-name="P10"><text:tab/>$('#busplatemod').val('');</text:p>
            <text:p text:style-name="P10"><text:tab/>window.alert("Bus not deleted");<text:tab/></text:p>
            <text:p text:style-name="P10">});</text:p>
            <text:p text:style-name="P10"></text:p>
            <text:p text:style-name="P10">socket.on('routenotdeleted', function() {</text:p>
            <text:p text:style-name="P10"><text:tab/>window.alert("Route not deleted");<text:tab/></text:p>
            <text:p text:style-name="P10">});</text:p>
            <text:p text:style-name="P10"></text:p>
            <text:p text:style-name="P10">socket.on('busincorrect', function() {</text:p>
            <text:p text:style-name="P10"><text:tab/>$('#busplatecre').val('');</text:p>
            <text:p text:style-name="P10"><text:tab/>$('#busplatemod').val('');</text:p>
            <text:p text:style-name="P10"><text:tab/>window.alert("Bus not added");<text:tab/></text:p>
            <text:p text:style-name="P10">});</text:p>
            <text:p text:style-name="P10"></text:p>
            <text:p text:style-name="P10">socket.on('busnotmodified', function() {</text:p>
            <text:p text:style-name="P10"><text:tab/>$('#busplatecre').val('');</text:p>
            <text:p text:style-name="P10"><text:tab/>$('#busplatemod').val('');</text:p>
            <text:p text:style-name="P10"><text:tab/>window.alert("Bus not modified");<text:tab/></text:p>
            <text:p text:style-name="P10">});</text:p>
            <text:p text:style-name="P10"></text:p>
            <text:p text:style-name="P10">var main = function () {</text:p>
            <text:p text:style-name="P10"><text:soft-page-break/><text:tab/>times();</text:p>
            <text:p text:style-name="P10"><text:tab/>$('#add_tool').toggle();</text:p>
            <text:p text:style-name="P10"><text:tab/>$('#bus').toggle();</text:p>
            <text:p text:style-name="P10"><text:tab/>$('#route').toggle();</text:p>
            <text:p text:style-name="P10"><text:tab/>$('#home').click(function() {</text:p>
            <text:p text:style-name="P10"><text:tab/><text:tab/>window.location.replace('http://localhost:8080/');</text:p>
            <text:p text:style-name="P10"><text:tab/>});</text:p>
            <text:p text:style-name="P10"><text:tab/>$('#managebus').click(function() {<text:tab/></text:p>
            <text:p text:style-name="P10"><text:tab/><text:tab/>$('#bus').toggle();</text:p>
            <text:p text:style-name="P10"><text:tab/><text:tab/>socket.emit('requestmanagebus');</text:p>
            <text:p text:style-name="P10"><text:tab/>});</text:p>
            <text:p text:style-name="P10"><text:tab/>$('#createbus').click(function() {</text:p>
            <text:p text:style-name="P10"><text:tab/><text:tab/>var type = $('#bustypecre').val();</text:p>
            <text:p text:style-name="P10"><text:tab/><text:tab/>var plate = $('#busplatecre').val();</text:p>
            <text:p text:style-name="P10"><text:tab/><text:tab/>socket.emit('addbus', plate, type);</text:p>
            <text:p text:style-name="P10"><text:tab/>});</text:p>
            <text:p text:style-name="P10"><text:tab/>$('#modifybus').click(function() {</text:p>
            <text:p text:style-name="P10"><text:tab/><text:tab/>console.log('Modifying bus...');</text:p>
            <text:p text:style-name="P10"><text:tab/><text:tab/>var type = $('#bustypemod').val();</text:p>
            <text:p text:style-name="P10"><text:tab/><text:tab/>var plate = $('#busplatemod').val();</text:p>
            <text:p text:style-name="P10"><text:tab/><text:tab/>var id = $('#buses').val();</text:p>
            <text:p text:style-name="P10"><text:tab/><text:tab/>socket.emit('modbus', id, plate, type);</text:p>
            <text:p text:style-name="P10"><text:tab/>});</text:p>
            <text:p text:style-name="P10"><text:tab/>$('#deletebus').click(function() {</text:p>
            <text:p text:style-name="P10"><text:tab/><text:tab/>console.log('Deleting bus...');</text:p>
            <text:p text:style-name="P10"><text:tab/><text:tab/>var id = $('#busesdel').val();</text:p>
            <text:p text:style-name="P10"><text:tab/><text:tab/>socket.emit('delbus', id);</text:p>
            <text:p text:style-name="P10"><text:tab/>});</text:p>
            <text:p text:style-name="P10"><text:tab/>$('#manageroute').click(function() {</text:p>
            <text:p text:style-name="P10"><text:tab/><text:tab/>$('#route').toggle();</text:p>
            <text:p text:style-name="P10"><text:tab/><text:tab/>$('#startroute').removeAttr('disabled');</text:p>
            <text:p text:style-name="P10"><text:tab/><text:tab/>$('#endroute').prop('disabled','true');</text:p>
            <text:p text:style-name="P10"><text:tab/><text:tab/>socket.emit('requestmanagebus');</text:p>
            <text:p text:style-name="P10"><text:tab/>});</text:p>
            <text:p text:style-name="P10"><text:tab/>$('#startroute').click(function() {</text:p>
            <text:p text:style-name="P10"><text:tab/><text:tab/>var route = $('#routecod').val();</text:p>
            <text:p text:style-name="P10"><text:tab/><text:tab/>var hour = $('#routehour').val();</text:p>
            <text:p text:style-name="P10"><text:tab/><text:tab/>var bus = $('#busesroute').val();</text:p>
            <text:p text:style-name="P10"><text:tab/><text:tab/>$('#routecod').removeAttr('disabled');</text:p>
            <text:p text:style-name="P10"><text:tab/><text:tab/>$('#routehour').removeAttr('disabled');</text:p>
            <text:p text:style-name="P10"><text:tab/><text:tab/>$('#busesroute').removeAttr('disabled');</text:p>
            <text:p text:style-name="P10"><text:tab/><text:tab/>if(route === '' &amp;&amp; hour === '') {</text:p>
            <text:p text:style-name="P10"><text:tab/><text:tab/><text:tab/>$('#routecod').val('');</text:p>
            <text:p text:style-name="P10"><text:tab/><text:tab/><text:tab/>$('#routehour').val('');</text:p>
            <text:p text:style-name="P10"><text:tab/><text:tab/><text:tab/>window.alert('You must input route code and route hour to proceed');</text:p>
            <text:p text:style-name="P10"><text:tab/><text:tab/>} else {</text:p>
            <text:p text:style-name="P10"><text:soft-page-break/><text:tab/><text:tab/><text:tab/>$('#add_tool').toggle();</text:p>
            <text:p text:style-name="P10"><text:tab/><text:tab/><text:tab/>$('#endroute').removeAttr('disabled');</text:p>
            <text:p text:style-name="P10"><text:tab/><text:tab/><text:tab/>$('#startroute').prop('disabled','true');</text:p>
            <text:p text:style-name="P10"></text:p>
            <text:p text:style-name="P10"><text:tab/><text:tab/><text:tab/>var route = $('#routecod').val();</text:p>
            <text:p text:style-name="P10"><text:tab/><text:tab/><text:tab/>var busid = $('#busesroute').val();</text:p>
            <text:p text:style-name="P10"><text:tab/><text:tab/><text:tab/>var hour = $('#routehour').val();</text:p>
            <text:p text:style-name="P10"><text:tab/><text:tab/><text:tab/>var trtd = '&lt;tr&gt;&lt;td&gt;{:cod:}&lt;/td&gt;&lt;td&gt;{:bus:}&lt;/td&gt;&lt;td&gt;{:hour:}&lt;/td&gt;&lt;/tr&gt;';</text:p>
            <text:p text:style-name="P10"></text:p>
            <text:p text:style-name="P10"><text:tab/><text:tab/><text:tab/>$('#historydis').append(trtd.replace('{:cod:}',route).replace('{:bus:}',busid).replace('{:hour:}',hour));</text:p>
            <text:p text:style-name="P10"><text:tab/><text:tab/><text:tab/>console.log(trtd.replace('{:cod:}',route).replace('{:bus:}',busid).replace('{:hour:}',hour));</text:p>
            <text:p text:style-name="P10"><text:tab/><text:tab/><text:tab/>BUSID = busid;</text:p>
            <text:p text:style-name="P10"><text:tab/><text:tab/><text:tab/></text:p>
            <text:p text:style-name="P10"><text:tab/><text:tab/><text:tab/>$('#routecod').prop('disabled','true');</text:p>
            <text:p text:style-name="P10"><text:tab/><text:tab/><text:tab/>$('#routehour').prop('disabled','true');</text:p>
            <text:p text:style-name="P10"><text:tab/><text:tab/><text:tab/>$('#busesroute').prop('disabled','true');</text:p>
            <text:p text:style-name="P10"><text:tab/><text:tab/><text:tab/>socket.emit('requestmanageroute', route, hour, busid);</text:p>
            <text:p text:style-name="P10"><text:tab/><text:tab/>}</text:p>
            <text:p text:style-name="P10"><text:tab/>});</text:p>
            <text:p text:style-name="P10"><text:tab/>$('#addtoroute').click(function() {</text:p>
            <text:p text:style-name="P10"><text:tab/><text:tab/>var route = $('#routecod').val();</text:p>
            <text:p text:style-name="P10"><text:tab/><text:tab/>var busid = $('#busroute').val();</text:p>
            <text:p text:style-name="P10"><text:tab/><text:tab/>var rhour = $('#routehour').val();</text:p>
            <text:p text:style-name="P10"><text:tab/><text:tab/>var city = $('#city').val();</text:p>
            <text:p text:style-name="P10"><text:tab/><text:tab/>var type = $('#citytype').val();</text:p>
            <text:p text:style-name="P10"><text:tab/><text:tab/>var chour = $('#cityhour').val();</text:p>
            <text:p text:style-name="P10"><text:tab/><text:tab/>var val = $('#routeval').val();</text:p>
            <text:p text:style-name="P10"><text:tab/><text:tab/>var json = {'route':route, 'busid':BUSID, 'routehour':rhour,</text:p>
            <text:p text:style-name="P10"><text:tab/><text:tab/><text:tab/> <text:s text:c="3"/>'city':city, 'type':type, 'cityhour':chour, 'value':val};</text:p>
            <text:p text:style-name="P10"><text:tab/><text:tab/>socket.emit('addtoroute', json);</text:p>
            <text:p text:style-name="P10"><text:tab/><text:tab/>console.log(json.busid);</text:p>
            <text:p text:style-name="P10"><text:tab/>});</text:p>
            <text:p text:style-name="P10"><text:tab/>$('#cancelroute').click(function() {</text:p>
            <text:p text:style-name="P10"><text:tab/><text:tab/>$('#routeval').val('');</text:p>
            <text:p text:style-name="P10"><text:tab/>});</text:p>
            <text:p text:style-name="P10"><text:tab/>$('#delroute').click(function() {</text:p>
            <text:p text:style-name="P10"><text:tab/><text:tab/>var route = $('#routedel').val();</text:p>
            <text:p text:style-name="P10"><text:tab/><text:tab/>var vals = route.split('/');</text:p>
            <text:p text:style-name="P10"><text:tab/><text:tab/>console.log(vals[0] + ' - ' + vals[1]);</text:p>
            <text:p text:style-name="P10"><text:tab/><text:tab/>socket.emit('delroute', vals[0], vals[1]);</text:p>
            <text:p text:style-name="P10"><text:tab/>});</text:p>
            <text:p text:style-name="P10"><text:tab/>$('#endroute').click(function() {</text:p>
            <text:p text:style-name="P10"><text:tab/><text:tab/>$('#add_tool').toggle();</text:p>
            <text:p text:style-name="P10"><text:tab/><text:tab/>$('#routecod').val('');</text:p>
            <text:p text:style-name="P10"><text:soft-page-break/><text:tab/><text:tab/>$('#routehour').val('');</text:p>
            <text:p text:style-name="P10"><text:tab/><text:tab/>$('#routecod').removeAttr('disabled');</text:p>
            <text:p text:style-name="P10"><text:tab/><text:tab/>$('#routehour').removeAttr('disabled');</text:p>
            <text:p text:style-name="P10"><text:tab/><text:tab/>$('#busesroute').removeAttr('disabled');</text:p>
            <text:p text:style-name="P10"><text:tab/><text:tab/>$('#startroute').removeAttr('disabled');</text:p>
            <text:p text:style-name="P10"><text:tab/><text:tab/>$('#endroute').prop('disabled','true');</text:p>
            <text:p text:style-name="P10"><text:tab/>});</text:p>
            <text:p text:style-name="P10">};</text:p>
            <text:p text:style-name="P10"></text:p>
            <text:p text:style-name="P10">$(document).ready(main);</text:p>
          </table:table-cell>
        </table:table-row>
      </table:table>
      <text:p text:style-name="P3"/>
      <text:p text:style-name="P5">connect.js:</text:p>
      <text:p text:style-name="P5"/>
      <text:p text:style-name="P3">Este modulo tiene como funcionalidades ver detalle de rutas y de tiquetes, asi como la opcion de seleccionar una ruta generar el tiquete al pagarlo. El codigo tambien es JavaScript y jQuery. El codigo es el siguiente:</text:p>
      <text:p text:style-name="P3"/>
      <table:table table:name="Tabla5" table:style-name="Tabla5">
        <table:table-column table:style-name="Tabla5.A"/>
        <table:table-row>
          <table:table-cell table:style-name="Tabla5.A1" office:value-type="string">
            <text:p text:style-name="P10">var socket = io.connect('http://localhost:8080');</text:p>
            <text:p text:style-name="P10">var htmlrow = '&lt;option class="info" value="{:id:}"&gt;{:dato:}&lt;/option&gt;';</text:p>
            <text:p text:style-name="P10">var htmlinput = '&lt;input type="checkbox" name="schedulelist" value="{:id:}"&gt;{:dato:}&lt;br&gt;';</text:p>
            <text:p text:style-name="P10">var htmltext = '&lt;input type="checkbox" name="ticketlist" value="{:id:}"&gt;{:dato:}&lt;br&gt;';</text:p>
            <text:p text:style-name="P10"></text:p>
            <text:p text:style-name="P10">var chkArray = [];</text:p>
            <text:p text:style-name="P10">var total = 0;</text:p>
            <text:p text:style-name="P10"></text:p>
            <text:p text:style-name="P10">socket.on('refreshschedule', function(routes) {</text:p>
            <text:p text:style-name="P10"><text:tab/>$('option').remove('.info');</text:p>
            <text:p text:style-name="P10"><text:tab/>$('#expandedticket').empty();</text:p>
            <text:p text:style-name="P10"><text:tab/>$('#amount').val('');</text:p>
            <text:p text:style-name="P10"><text:tab/>for (var route in routes) {</text:p>
            <text:p text:style-name="P10"><text:tab/><text:tab/>var newhtmlrow = htmlrow.replace('{:id:}',routes[route].RUTA + '/' + routes[route].HORA_PARTIDA + '/' + routes[route].BUS);</text:p>
            <text:p text:style-name="P10"><text:tab/><text:tab/>newhtmlrow = newhtmlrow.replace('{:dato:}','Route: ' + routes[route].RUTA + ' Start: ' + routes[route].HORA_PARTIDA + ' Bus: ' + routes[route].BUS);</text:p>
            <text:p text:style-name="P10"><text:tab/><text:tab/>$('#route').append(newhtmlrow);</text:p>
            <text:p text:style-name="P10"><text:tab/>}</text:p>
            <text:p text:style-name="P10">});</text:p>
            <text:p text:style-name="P10"></text:p>
            <text:p text:style-name="P10">socket.on('expandschedule', function(routes) {</text:p>
            <text:p text:style-name="P10"><text:tab/>$('#expanded').empty();</text:p>
            <text:p text:style-name="P10"><text:tab/>$('#expandedticket').empty();</text:p>
            <text:p text:style-name="P10"><text:tab/>for (var route in routes) {</text:p>
            <text:p text:style-name="P10"><text:tab/><text:tab/>var newhtmlinput = htmlinput.replace('{:id:}',routes[route].RUTA + '/' + routes[route].HORA_LUGAR + '/' + routes[route].LUGAR + '/' + routes[route].HORA_PARTIDA + '/' + routes[route].BUS + '/' + routes[route].COSTO_DESDE_ANT);</text:p>
            <text:p text:style-name="P10"><text:soft-page-break/><text:tab/><text:tab/>newhtmlinput = newhtmlinput.replace('{:dato:}','Route: ' + routes[route].RUTA + ' Hour: ' + routes[route].HORA_LUGAR + ' Place: ' + routes[route].NOMBRE + ' Value: ' + routes[route].COSTO_DESDE_ANT);</text:p>
            <text:p text:style-name="P10"><text:tab/><text:tab/>$('#expanded').append(newhtmlinput);</text:p>
            <text:p text:style-name="P10"><text:tab/>}</text:p>
            <text:p text:style-name="P10">});</text:p>
            <text:p text:style-name="P10"></text:p>
            <text:p text:style-name="P10">socket.on('refreshticket', function(routes, places, fields) {</text:p>
            <text:p text:style-name="P10"><text:tab/>$('#expandedticket').empty();</text:p>
            <text:p text:style-name="P10"><text:tab/>$('#ticket').val('');</text:p>
            <text:p text:style-name="P10"><text:tab/>console.log('Showing places' + places);</text:p>
            <text:p text:style-name="P10"><text:tab/>for (var place in places) {</text:p>
            <text:p text:style-name="P10"><text:tab/><text:tab/></text:p>
            <text:p text:style-name="P10"><text:tab/><text:tab/>var newhtmlrow = htmltext.replace('{:id:}',places[place].RUTA);</text:p>
            <text:p text:style-name="P10"><text:tab/><text:tab/>newhtmlrow = newhtmlrow.replace('{:dato:}','Route: ' + places[place].RUTA + ' Start: ' + places[place].HORA_PARTIDA + ' City: ' + <text:s/>places[place].NOMBRE);</text:p>
            <text:p text:style-name="P10"><text:tab/><text:tab/>$('#expandedticket').append(newhtmlrow);</text:p>
            <text:p text:style-name="P10"><text:tab/>}</text:p>
            <text:p text:style-name="P10">});</text:p>
            <text:p text:style-name="P10"></text:p>
            <text:p text:style-name="P10">socket.on('paycorrect', function(routes, idticket, idconfi) {</text:p>
            <text:p text:style-name="P10"><text:tab/>$('#expanded').empty();</text:p>
            <text:p text:style-name="P10"><text:tab/>$('#amount').val('');</text:p>
            <text:p text:style-name="P10"><text:tab/>window.alert("Payment Successful\nYour ticket is : " + idticket);</text:p>
            <text:p text:style-name="P10">});</text:p>
            <text:p text:style-name="P10"></text:p>
            <text:p text:style-name="P10">socket.on('busfull', function(routes) {</text:p>
            <text:p text:style-name="P10"><text:tab/>$('#expanded').empty();</text:p>
            <text:p text:style-name="P10"><text:tab/>$('#amount').val('');</text:p>
            <text:p text:style-name="P10"><text:tab/>window.alert('Bus is full');</text:p>
            <text:p text:style-name="P10">});</text:p>
            <text:p text:style-name="P10"></text:p>
            <text:p text:style-name="P10">socket.on('payincorrect', function(routes) {</text:p>
            <text:p text:style-name="P10"><text:tab/>$('#expanded').empty();</text:p>
            <text:p text:style-name="P10"><text:tab/>$('#amount').val('');</text:p>
            <text:p text:style-name="P10"><text:tab/>window.alert('Payment Unsuccessful');</text:p>
            <text:p text:style-name="P10">});</text:p>
            <text:p text:style-name="P10"></text:p>
            <text:p text:style-name="P10">var main = function () {</text:p>
            <text:p text:style-name="P10"><text:tab/>$('#login_tool').toggle();<text:tab/></text:p>
            <text:p text:style-name="P10"><text:tab/>socket.emit('requestschedule');</text:p>
            <text:p text:style-name="P10"><text:tab/>$('#refresh').click(function() {</text:p>
            <text:p text:style-name="P10"><text:tab/><text:tab/>socket.emit('requestschedule');</text:p>
            <text:p text:style-name="P10"><text:tab/>});</text:p>
            <text:p text:style-name="P10"><text:tab/>$('#admin').click(function() {</text:p>
            <text:p text:style-name="P10"><text:tab/><text:tab/>$('#login_tool').toggle();</text:p>
            <text:p text:style-name="P10"><text:soft-page-break/><text:tab/>});</text:p>
            <text:p text:style-name="P10"><text:tab/>$('#login').click(function() {</text:p>
            <text:p text:style-name="P10"><text:tab/><text:tab/>var user = $('#user').val();</text:p>
            <text:p text:style-name="P10"><text:tab/><text:tab/>var pass = $('#pass').val();</text:p>
            <text:p text:style-name="P10"><text:tab/><text:tab/>if(user === 'Admin' &amp;&amp; pass === 'velocity') {</text:p>
            <text:p text:style-name="P10"><text:tab/><text:tab/><text:tab/>window.location.replace('http://localhost:8080/admin');</text:p>
            <text:p text:style-name="P10"><text:tab/><text:tab/>} else {</text:p>
            <text:p text:style-name="P10"><text:tab/><text:tab/><text:tab/>$('#user').val('');</text:p>
            <text:p text:style-name="P10"><text:tab/><text:tab/><text:tab/>$('#pass').val('');</text:p>
            <text:p text:style-name="P10"><text:tab/><text:tab/>}</text:p>
            <text:p text:style-name="P10"><text:tab/>});</text:p>
            <text:p text:style-name="P10"><text:tab/>$('#expand').click(function() {</text:p>
            <text:p text:style-name="P10"><text:tab/><text:tab/>var vals = $('#route').val().split('/');</text:p>
            <text:p text:style-name="P10"><text:tab/><text:tab/>$('#amount').val('');</text:p>
            <text:p text:style-name="P10"><text:tab/><text:tab/>socket.emit('expandroute', vals[0], vals[1], vals[2]);</text:p>
            <text:p text:style-name="P10"><text:tab/>});</text:p>
            <text:p text:style-name="P10"><text:tab/>$('#generate').click(function() {</text:p>
            <text:p text:style-name="P10"><text:tab/><text:tab/>chkArray = [];</text:p>
            <text:p text:style-name="P10"><text:tab/><text:tab/>total = 0;</text:p>
            <text:p text:style-name="P10"><text:tab/><text:tab/>$("input:checkbox:checked").each(function() {</text:p>
            <text:p text:style-name="P10"><text:tab/><text:tab/><text:tab/>chkArray.push($(this).val());</text:p>
            <text:p text:style-name="P10"><text:tab/><text:tab/>});</text:p>
            <text:p text:style-name="P10"></text:p>
            <text:p text:style-name="P10"><text:tab/><text:tab/>for (var i = 1; i &lt; chkArray.length; i++) {</text:p>
            <text:p text:style-name="P10"><text:tab/><text:tab/><text:tab/>var val = chkArray[i].split('/');</text:p>
            <text:p text:style-name="P10"><text:tab/><text:tab/><text:tab/>total += parseInt(val[val.length - 1]);</text:p>
            <text:p text:style-name="P10"><text:tab/><text:tab/>}</text:p>
            <text:p text:style-name="P10"><text:tab/><text:tab/>$('#amount').val(total);</text:p>
            <text:p text:style-name="P10"><text:tab/>});</text:p>
            <text:p text:style-name="P10"><text:tab/>$('#pay').click(function() {</text:p>
            <text:p text:style-name="P10"><text:tab/><text:tab/>socket.emit('payticket', chkArray, total);</text:p>
            <text:p text:style-name="P10"><text:tab/>});</text:p>
            <text:p text:style-name="P10"><text:tab/>$('#show').click(function() {</text:p>
            <text:p text:style-name="P10"><text:tab/><text:tab/>var ticket = $('#ticket').val();</text:p>
            <text:p text:style-name="P10"><text:tab/><text:tab/>socket.emit('showticket', ticket);</text:p>
            <text:p text:style-name="P10"><text:tab/>});</text:p>
            <text:p text:style-name="P10">};</text:p>
            <text:p text:style-name="P10"></text:p>
            <text:p text:style-name="P10">$(document).ready(main);</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MP1" style:family="paragraph" style:parent-style-name="Table_20_Contents">
      <style:text-properties officeooo:rsid="0016ba39" officeooo:paragraph-rsid="0016ba39"/>
    </style:style>
    <style:style style:name="MP2" style:family="paragraph" style:parent-style-name="Table_20_Contents">
      <style:paragraph-properties fo:text-align="end" style:justify-single-word="false"/>
      <style:text-properties officeooo:rsid="0016ba39" officeooo:paragraph-rsid="0016ba39"/>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191cm" fo:margin-bottom="0.499cm"/>
      </style:header-style>
      <style:footer-style/>
    </style:page-layout>
  </office:automatic-styles>
  <office:master-styles>
    <style:master-page style:name="Standard" style:page-layout-name="Mpm1">
      <style:header>
        <table:table table:name="Tabla1" table:style-name="Tabla1">
          <table:table-column table:style-name="Tabla1.A" table:number-columns-repeated="2"/>
          <table:table-row>
            <table:table-cell table:style-name="Tabla1.A1" office:value-type="string">
              <text:p text:style-name="MP1">Universidad de San Carlos de Guatemala</text:p>
            </table:table-cell>
            <table:table-cell table:style-name="Tabla1.B1" office:value-type="string">
              <text:p text:style-name="MP2">Allan Marcelo Noguera Torres</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5T10:09:57.523914456</meta:creation-date>
    <dc:date>2015-04-25T10:36:09.769874186</dc:date>
    <meta:editing-duration>PT10M21S</meta:editing-duration>
    <meta:editing-cycles>2</meta:editing-cycles>
    <meta:generator>LibreOffice/4.2.7.2$Linux_x86 LibreOffice_project/420m0$Build-2</meta:generator>
    <meta:document-statistic meta:table-count="5" meta:image-count="0" meta:object-count="0" meta:page-count="16" meta:paragraph-count="648" meta:word-count="2118" meta:character-count="21959" meta:non-whitespace-character-count="18623"/>
  </office:meta>
</office:document-meta>
</file>